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Info.getLdapRealm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isUseLd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Krb5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Lda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ConnectionInfo( String host , int ldapPort , int krb5Port , boolean useLdaps , String realm , String princial , String credentials ,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Info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